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.82mm" svg:height="89.85mm" svg:x="98.02mm" svg:y="2.66mm">
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7.86mm" svg:height="89.85mm" svg:x="135.19mm" svg:y="97.83mm">
            <draw:object draw:notify-on-update-of-ranges="Sheet1.A2:Sheet1.A12 Sheet1.D2:Sheet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office:value-type="string" calcext:value-type="string">
            <text:p>Cost (Time x Size)</text:p>
          </table:table-cell>
        </table:table-row>
        <table:table-row table:style-name="ro2">
          <table:table-cell office:value-type="string" calcext:value-type="string">
            <text:p>case 1</text:p>
          </table:table-cell>
          <table:table-cell office:value-type="float" office:value="1310" calcext:value-type="float">
            <text:p>1310</text:p>
          </table:table-cell>
          <table:table-cell office:value-type="float" office:value="3.3" calcext:value-type="float">
            <text:p>3.3</text:p>
          </table:table-cell>
          <table:table-cell table:formula="of:=[.B2]*[.C2]" office:value-type="float" office:value="4323" calcext:value-type="float">
            <text:p>4323</text:p>
          </table:table-cell>
        </table:table-row>
        <table:table-row table:style-name="ro2">
          <table:table-cell office:value-type="string" calcext:value-type="string">
            <text:p>case 2</text:p>
          </table:table-cell>
          <table:table-cell office:value-type="float" office:value="4310" calcext:value-type="float">
            <text:p>4310</text:p>
          </table:table-cell>
          <table:table-cell office:value-type="float" office:value="7.2" calcext:value-type="float">
            <text:p>7.2</text:p>
          </table:table-cell>
          <table:table-cell table:formula="of:=[.B3]*[.C3]" office:value-type="float" office:value="31032" calcext:value-type="float">
            <text:p>31032</text:p>
          </table:table-cell>
        </table:table-row>
        <table:table-row table:style-name="ro2">
          <table:table-cell office:value-type="string" calcext:value-type="string">
            <text:p>case 3-1</text:p>
          </table:table-cell>
          <table:table-cell office:value-type="float" office:value="13650" calcext:value-type="float">
            <text:p>13650</text:p>
          </table:table-cell>
          <table:table-cell office:value-type="float" office:value="6.9" calcext:value-type="float">
            <text:p>6.9</text:p>
          </table:table-cell>
          <table:table-cell table:formula="of:=[.B4]*[.C4]" office:value-type="float" office:value="94185" calcext:value-type="float">
            <text:p>94185</text:p>
          </table:table-cell>
        </table:table-row>
        <table:table-row table:style-name="ro2">
          <table:table-cell office:value-type="string" calcext:value-type="string">
            <text:p>case 3-2</text:p>
          </table:table-cell>
          <table:table-cell office:value-type="float" office:value="13940" calcext:value-type="float">
            <text:p>13940</text:p>
          </table:table-cell>
          <table:table-cell office:value-type="float" office:value="6.2" calcext:value-type="float">
            <text:p>6.2</text:p>
          </table:table-cell>
          <table:table-cell table:formula="of:=[.B5]*[.C5]" office:value-type="float" office:value="86428" calcext:value-type="float">
            <text:p>86428</text:p>
          </table:table-cell>
        </table:table-row>
        <table:table-row table:style-name="ro2">
          <table:table-cell office:value-type="string" calcext:value-type="string">
            <text:p>case 3-3</text:p>
          </table:table-cell>
          <table:table-cell office:value-type="float" office:value="14430" calcext:value-type="float">
            <text:p>14430</text:p>
          </table:table-cell>
          <table:table-cell office:value-type="float" office:value="6.9" calcext:value-type="float">
            <text:p>6.9</text:p>
          </table:table-cell>
          <table:table-cell table:formula="of:=[.B6]*[.C6]" office:value-type="float" office:value="99567" calcext:value-type="float">
            <text:p>99567</text:p>
          </table:table-cell>
        </table:table-row>
        <table:table-row table:style-name="ro2">
          <table:table-cell office:value-type="string" calcext:value-type="string">
            <text:p>case 4-1</text:p>
          </table:table-cell>
          <table:table-cell office:value-type="float" office:value="5580" calcext:value-type="float">
            <text:p>5580</text:p>
          </table:table-cell>
          <table:table-cell office:value-type="float" office:value="3.5" calcext:value-type="float">
            <text:p>3.5</text:p>
          </table:table-cell>
          <table:table-cell table:formula="of:=[.B7]*[.C7]" office:value-type="float" office:value="19530" calcext:value-type="float">
            <text:p>19530</text:p>
          </table:table-cell>
        </table:table-row>
        <table:table-row table:style-name="ro2">
          <table:table-cell office:value-type="string" calcext:value-type="string">
            <text:p>case 4-2</text:p>
          </table:table-cell>
          <table:table-cell office:value-type="float" office:value="6020" calcext:value-type="float">
            <text:p>6020</text:p>
          </table:table-cell>
          <table:table-cell office:value-type="float" office:value="4.6" calcext:value-type="float">
            <text:p>4.6</text:p>
          </table:table-cell>
          <table:table-cell table:formula="of:=[.B8]*[.C8]" office:value-type="float" office:value="27692" calcext:value-type="float">
            <text:p>27692</text:p>
          </table:table-cell>
        </table:table-row>
        <table:table-row table:style-name="ro2">
          <table:table-cell office:value-type="string" calcext:value-type="string">
            <text:p>case 4-3</text:p>
          </table:table-cell>
          <table:table-cell office:value-type="float" office:value="6260" calcext:value-type="float">
            <text:p>6260</text:p>
          </table:table-cell>
          <table:table-cell office:value-type="float" office:value="5.3" calcext:value-type="float">
            <text:p>5.3</text:p>
          </table:table-cell>
          <table:table-cell table:formula="of:=[.B9]*[.C9]" office:value-type="float" office:value="33178" calcext:value-type="float">
            <text:p>33178</text:p>
          </table:table-cell>
        </table:table-row>
        <table:table-row table:style-name="ro2">
          <table:table-cell office:value-type="string" calcext:value-type="string">
            <text:p>case 4-4</text:p>
          </table:table-cell>
          <table:table-cell office:value-type="float" office:value="7340" calcext:value-type="float">
            <text:p>7340</text:p>
          </table:table-cell>
          <table:table-cell office:value-type="float" office:value="6.6" calcext:value-type="float">
            <text:p>6.6</text:p>
          </table:table-cell>
          <table:table-cell table:formula="of:=[.B10]*[.C10]" office:value-type="float" office:value="48444" calcext:value-type="float">
            <text:p>48444</text:p>
          </table:table-cell>
        </table:table-row>
        <table:table-row table:style-name="ro2">
          <table:table-cell office:value-type="string" calcext:value-type="string">
            <text:p>case 5</text:p>
          </table:table-cell>
          <table:table-cell office:value-type="float" office:value="10850" calcext:value-type="float">
            <text:p>10850</text:p>
          </table:table-cell>
          <table:table-cell office:value-type="float" office:value="7.8" calcext:value-type="float">
            <text:p>7.8</text:p>
          </table:table-cell>
          <table:table-cell table:formula="of:=[.B11]*[.C11]" office:value-type="float" office:value="84630" calcext:value-type="float">
            <text:p>84630</text:p>
          </table:table-cell>
        </table:table-row>
        <table:table-row table:style-name="ro2">
          <table:table-cell office:value-type="string" calcext:value-type="string">
            <text:p>case 6</text:p>
          </table:table-cell>
          <table:table-cell office:value-type="float" office:value="5330" calcext:value-type="float">
            <text:p>5330</text:p>
          </table:table-cell>
          <table:table-cell office:value-type="float" office:value="8" calcext:value-type="float">
            <text:p>8.0</text:p>
          </table:table-cell>
          <table:table-cell table:formula="of:=[.B12]*[.C12]" office:value-type="float" office:value="42640" calcext:value-type="float">
            <text:p>42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oto Sans CJK JP" fo:language="en" fo:country="US" style:font-name-asian="Noto Sans CJK JP1" style:language-asian="ja" style:country-asian="JP" style:font-name-complex="Noto Sans CJK JP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Noto Serif CJK JP" fo:font-size="12pt" fo:language="en" fo:country="US" style:letter-kerning="true" style:font-name-asian="Noto Sans CJK JP1" style:font-size-asian="12pt" style:language-asian="ja" style:country-asian="JP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00/00/00</text:date>, <text:time style:data-style-name="N2" text:time-value="14:40:23.2056249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0:58.727100831</meta:creation-date>
    <dc:date>2022-01-04T17:20:22.376644071</dc:date>
    <meta:editing-duration>PT3H5M43S</meta:editing-duration>
    <meta:editing-cycles>7</meta:editing-cycles>
    <meta:generator>LibreOffice/6.0.7.3$Linux_X86_64 LibreOffice_project/00m0$Build-3</meta:generator>
    <meta:document-statistic meta:table-count="1" meta:cell-count="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3cm" svg:height="8.986cm" xlink:href=".." xlink:type="simple" chart:class="chart:bar" chart:style-name="ch1">
        <chart:legend chart:legend-position="end" svg:x="16.908cm" svg:y="3.839cm" style:legend-expansion="high" chart:style-name="ch2"/>
        <chart:plot-area chart:style-name="ch3" table:cell-range-address="Sheet1.A1:Sheet1.C12" chart:data-source-has-labels="both" svg:x="1.494cm" svg:y="0.179cm" svg:width="13.967cm" svg:height="8.628cm">
          <chartooo:coordinate-region svg:x="2.671cm" svg:y="0.179cm" svg:width="12.062cm" svg:height="6.855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title svg:x="0.451cm" svg:y="5.41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15.864cm" svg:y="5.198cm" chart:style-name="ch6">
              <text:p>Size(MB)</text:p>
            </chart:title>
          </chart:axis>
          <chart:series chart:attached-axis="primary-y" chart:style-name="ch9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0" chart:values-cell-range-address="Sheet1.C2:Sheet1.C12" chart:label-cell-address="Sheet1.C1:Sheet1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1:Sheet1.B1</svg:desc>
                </draw:g>
              </table:table-cell>
              <table:table-cell office:value-type="string">
                <text:p>Size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1310">
                <text:p>1310</text:p>
                <draw:g>
                  <svg:desc>Sheet1.B2:Sheet1.B12</svg:desc>
                </draw:g>
              </table:table-cell>
              <table:table-cell office:value-type="float" office:value="3.3">
                <text:p>3.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4310">
                <text:p>43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13650">
                <text:p>136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13940">
                <text:p>139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14430">
                <text:p>144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5580">
                <text:p>55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6020">
                <text:p>6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6260">
                <text:p>62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7340">
                <text:p>73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10850">
                <text:p>108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5330">
                <text:p>53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7cm" svg:height="8.986cm" xlink:href=".." xlink:type="simple" chart:class="chart:bar" chart:style-name="ch1">
        <chart:plot-area chart:style-name="ch2" table:cell-range-address="Sheet1.A2:Sheet1.A12 Sheet1.D2:Sheet1.D12" chart:data-source-has-labels="column" svg:x="0.295cm" svg:y="0.179cm" svg:width="14.197cm" svg:height="8.628cm">
          <chartooo:coordinate-region svg:x="0.522cm" svg:y="0.179cm" svg:width="13.97cm" svg:height="7.107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4323">
                <text:p>4323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94185">
                <text:p>94185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86428">
                <text:p>86428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99567">
                <text:p>99567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33178">
                <text:p>33178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48444">
                <text:p>48444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84630">
                <text:p>84630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42640">
                <text:p>42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